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eta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1" style:family="table">
      <style:table-properties style:width="16.104cm" fo:margin-left="0.46cm" fo:margin-right="0.436cm" table:align="margins" style:writing-mode="lr-tb"/>
    </style:style>
    <style:style style:name="Table21.A" style:family="table-column">
      <style:table-column-properties style:column-width="9.52cm" style:rel-column-width="38743*"/>
    </style:style>
    <style:style style:name="Table21.B" style:family="table-column">
      <style:table-column-properties style:column-width="6.585cm" style:rel-column-width="26792*"/>
    </style:style>
    <style:style style:name="Table21.1" style:family="table-row">
      <style:table-row-properties style:min-row-height="0.714cm" fo:keep-together="auto"/>
    </style:style>
    <style:style style:name="Table2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1.2" style:family="table-row">
      <style:table-row-properties fo:keep-together="auto"/>
    </style:style>
    <style:style style:name="Table21.3" style:family="table-row">
      <style:table-row-properties fo:keep-together="auto"/>
    </style:style>
    <style:style style:name="Table21.4" style:family="table-row">
      <style:table-row-properties fo:keep-together="auto"/>
    </style:style>
    <style:style style:name="Table21.5" style:family="table-row">
      <style:table-row-properties fo:keep-together="auto"/>
    </style:style>
    <style:style style:name="Tabla83" style:family="table">
      <style:table-properties style:width="16.184cm" fo:margin-left="0.381cm" fo:margin-right="0.436cm" table:align="margins" style:writing-mode="lr-tb"/>
    </style:style>
    <style:style style:name="Tabla83.A" style:family="table-column">
      <style:table-column-properties style:column-width="6.996cm" style:rel-column-width="28325*"/>
    </style:style>
    <style:style style:name="Tabla83.B" style:family="table-column">
      <style:table-column-properties style:column-width="9.188cm" style:rel-column-width="37210*"/>
    </style:style>
    <style:style style:name="Tabla83.1" style:family="table-row">
      <style:table-row-properties style:min-row-height="0.591cm" fo:keep-together="auto"/>
    </style:style>
    <style:style style:name="Tabla8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3.3" style:family="table-row">
      <style:table-row-properties style:min-row-height="0.848cm" fo:keep-together="auto"/>
    </style:style>
    <style:style style:name="Tabla8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83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84" style:family="table">
      <style:table-properties style:width="16.157cm" fo:margin-left="0.407cm" fo:margin-right="0.436cm" table:align="margins" style:writing-mode="lr-tb"/>
    </style:style>
    <style:style style:name="Tabla84.A" style:family="table-column">
      <style:table-column-properties style:column-width="16.157cm" style:rel-column-width="65535*"/>
    </style:style>
    <style:style style:name="Tabla84.1" style:family="table-row">
      <style:table-row-properties fo:keep-together="auto"/>
    </style:style>
    <style:style style:name="Tabla8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5" style:family="table">
      <style:table-properties style:width="16.184cm" fo:margin-left="0.381cm" fo:margin-right="0.436cm" table:align="margins" style:writing-mode="lr-tb"/>
    </style:style>
    <style:style style:name="Tabla85.A" style:family="table-column">
      <style:table-column-properties style:column-width="16.184cm" style:rel-column-width="65535*"/>
    </style:style>
    <style:style style:name="Tabla85.1" style:family="table-row">
      <style:table-row-properties fo:keep-together="auto"/>
    </style:style>
    <style:style style:name="Tabla8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5" style:family="table">
      <style:table-properties style:width="16.157cm" fo:margin-left="0.407cm" fo:margin-right="0.436cm" table:align="margins" style:writing-mode="lr-tb"/>
    </style:style>
    <style:style style:name="Table25.A" style:family="table-column">
      <style:table-column-properties style:column-width="16.157cm" style:rel-column-width="65535*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5.2" style:family="table-row">
      <style:table-row-properties style:min-row-height="0.288cm" fo:keep-together="auto"/>
    </style:style>
    <style:style style:name="Table25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justify" style:justify-single-word="false" style:snap-to-layout-grid="false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Times New Roman1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use-window-font-color="true" style:font-name="Times New Roman1"/>
    </style:style>
    <style:style style:name="P4" style:family="paragraph" style:parent-style-name="Standard">
      <style:text-properties style:font-name="Times New Roman1"/>
    </style:style>
    <style:style style:name="P5" style:family="paragraph" style:parent-style-name="Standard">
      <style:paragraph-properties fo:text-align="justify" style:justify-single-word="false"/>
      <style:text-properties style:font-name="Times New Roman1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Times New Roman1"/>
    </style:style>
    <style:style style:name="P7" style:family="paragraph" style:parent-style-name="Standard">
      <style:text-properties style:font-name="Times New Roman1" fo:font-weight="bold" style:font-weight-asian="bold"/>
    </style:style>
    <style:style style:name="P8" style:family="paragraph" style:parent-style-name="Standard">
      <style:paragraph-properties style:snap-to-layout-grid="false"/>
      <style:text-properties style:font-name="Times New Roman1" fo:font-weight="bold" style:font-weight-asian="bold"/>
    </style:style>
    <style:style style:name="P9" style:family="paragraph" style:parent-style-name="Standard">
      <style:paragraph-properties fo:line-height="150%"/>
      <style:text-properties style:font-name="Times New Roman1"/>
    </style:style>
    <style:style style:name="P10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style:font-name="Times New Roman1"/>
    </style:style>
    <style:style style:name="P11" style:family="paragraph" style:parent-style-name="Standard">
      <style:paragraph-properties fo:margin-left="0cm" fo:margin-right="0cm" fo:text-indent="0cm" style:auto-text-indent="false" style:snap-to-layout-grid="false"/>
      <style:text-properties style:font-name="Times New Roman1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use-window-font-color="true" style:font-name="Times New Roman1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style:use-window-font-color="true" style:font-name="Times New Roman1"/>
    </style:style>
    <style:style style:name="P14" style:family="paragraph" style:parent-style-name="Standard">
      <style:paragraph-properties fo:margin-left="0.799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style:font-name="Times New Roman1"/>
    </style:style>
    <style:style style:name="P15" style:family="paragraph" style:parent-style-name="Standard">
      <style:paragraph-properties fo:margin-left="0.799cm" fo:margin-right="0cm" fo:text-align="justify" style:justify-single-word="false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style:use-window-font-color="true" style:font-name="Times New Roman1"/>
    </style:style>
    <style:style style:name="P16" style:family="paragraph" style:parent-style-name="UC_5f_NormalAzul">
      <style:paragraph-properties style:snap-to-layout-grid="false"/>
      <style:text-properties style:font-name="Times New Roman1"/>
    </style:style>
    <style:style style:name="P17" style:family="paragraph" style:parent-style-name="UC_5f_NormalAzul">
      <style:paragraph-properties fo:margin-left="0.953cm" fo:margin-right="0cm" fo:text-indent="0cm" style:auto-text-indent="false" style:snap-to-layout-grid="false"/>
      <style:text-properties style:use-window-font-color="true" style:font-name="Times New Roman1" fo:font-weight="normal" style:font-weight-asian="normal" style:font-style-complex="italic" style:font-weight-complex="normal"/>
    </style:style>
    <style:style style:name="P18" style:family="paragraph" style:parent-style-name="UC_5f_NormalAzul">
      <style:paragraph-properties fo:margin-left="0.953cm" fo:margin-right="0cm" fo:text-align="justify" style:justify-single-word="false" fo:text-indent="0cm" style:auto-text-indent="false" style:snap-to-layout-grid="false"/>
      <style:text-properties style:use-window-font-color="true" style:font-name="Times New Roman1" fo:font-weight="normal" style:font-weight-asian="normal" style:font-style-complex="italic" style:font-weight-complex="normal"/>
    </style:style>
    <style:style style:name="P19" style:family="paragraph" style:parent-style-name="Standard" style:master-page-name="Standard">
      <style:paragraph-properties style:page-number="auto" fo:break-before="page"/>
      <style:text-properties style:font-name="Times New Roman1" fo:font-weight="bold" style:font-weight-asian="bold"/>
    </style:style>
    <style:style style:name="P20" style:family="paragraph" style:parent-style-name="Standard" style:list-style-name="L1">
      <style:paragraph-properties fo:text-align="justify" style:justify-single-word="false" style:snap-to-layout-grid="false"/>
      <style:text-properties style:use-window-font-color="true" style:font-name="Times New Roman1"/>
    </style:style>
    <style:style style:name="P21" style:family="paragraph" style:parent-style-name="UC_5f_NormalAzul" style:list-style-name="WW8Num8">
      <style:paragraph-properties fo:margin-left="0.953cm" fo:margin-right="0cm" fo:text-indent="0cm" style:auto-text-indent="false"/>
      <style:text-properties style:use-window-font-color="true" style:font-name="Times New Roman1" style:font-style-complex="italic"/>
    </style:style>
    <style:style style:name="P22" style:family="paragraph" style:parent-style-name="UC_5f_Alternativa_20_2" style:list-style-name="WW8Num8">
      <style:paragraph-properties fo:margin-left="0.635cm" fo:margin-right="0cm" fo:text-indent="-0.635cm" style:auto-text-indent="false">
        <style:tab-stops>
          <style:tab-stop style:position="0.953cm"/>
        </style:tab-stops>
      </style:paragraph-properties>
      <style:text-properties style:use-window-font-color="true" style:font-name="Times New Roman1"/>
    </style:style>
    <style:style style:name="P23" style:family="paragraph" style:parent-style-name="UC_5f_Alternativa_20_2">
      <style:paragraph-properties fo:margin-left="0cm" fo:margin-right="0cm" fo:text-indent="0cm" style:auto-text-indent="false">
        <style:tab-stops>
          <style:tab-stop style:position="0.953cm"/>
        </style:tab-stops>
      </style:paragraph-properties>
      <style:text-properties style:use-window-font-color="true" style:font-name="Times New Roman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font-name="Times New Roman1"/>
    </style:style>
    <style:style style:name="T5" style:family="text">
      <style:text-properties style:use-window-font-color="true" style:font-name="Times New Roman1" fo:font-weight="bold" style:font-weight-asian="bold"/>
    </style:style>
    <style:style style:name="T6" style:family="text">
      <style:text-properties style:use-window-font-color="true" fo:font-weight="bold" style:font-weight-asian="bold"/>
    </style:style>
    <style:style style:name="T7" style:family="text">
      <style:text-properties fo:color="#000000" fo:font-weight="bold" style:font-weight-asian="bold"/>
    </style:style>
    <style:style style:name="T8" style:family="text">
      <style:text-properties fo:color="#000000" style:text-line-through-style="none" style:font-name="Arial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"><text:span text:style-name="T5">Nombre del Caso de Uso: </text:span><text:span text:style-name="UC_5f_NormalAzul_20_Car"><text:span text:style-name="T5">CrearRoles</text:span></text:span></text:p>
          </table:table-cell>
          <table:table-cell table:style-name="Table21.B1" office:value-type="string">
            <text:p text:style-name="P3"><text:span text:style-name="T1">Nro. de Caso de Uso:</text:span> MA_R_5</text:p>
          </table:table-cell>
        </table:table-row>
        <table:table-row table:style-name="Table21.2">
          <table:table-cell table:style-name="Table21.B1" table:number-columns-spanned="2" office:value-type="string">
            <text:p text:style-name="P3"><text:span text:style-name="T1">Actor Principal:</text:span> Líder de proyecto.</text:p>
          </table:table-cell>
          <table:covered-table-cell/>
        </table:table-row>
        <table:table-row table:style-name="Table21.3">
          <table:table-cell table:style-name="Table21.B1" table:number-columns-spanned="2" office:value-type="string">
            <text:p text:style-name="P3"><text:span text:style-name="T1">Objetivo:</text:span> Crear un nuevo rol.</text:p>
          </table:table-cell>
          <table:covered-table-cell/>
        </table:table-row>
        <table:table-row table:style-name="Table21.4">
          <table:table-cell table:style-name="Table21.B1" table:number-columns-spanned="2" office:value-type="string">
            <text:p text:style-name="P1"><text:span text:style-name="T5">Pre-condiciones:</text:span><text:span text:style-name="T4"> </text:span><text:span text:style-name="UC_5f_NormalAzul_20_Car"><text:span text:style-name="T4">El usuario debe tener un rol con permisos para efectuar la operación.</text:span></text:span></text:p>
          </table:table-cell>
          <table:covered-table-cell/>
        </table:table-row>
        <table:table-row table:style-name="Table21.5">
          <table:table-cell table:style-name="Table21.B1" table:number-columns-spanned="2" office:value-type="string">
            <text:p text:style-name="P6"><text:span text:style-name="T6">Post-Condiciones:</text:span><text:span text:style-name="T3"> R</text:span><text:span text:style-name="T8">ol nuevo creado y almacenado en el sistema. </text:span></text:p>
          </table:table-cell>
          <table:covered-table-cell/>
        </table:table-row>
      </table:table>
      <text:p text:style-name="P7">Diagramas de casos de uso relacionados: Roles</text:p>
      <text:p text:style-name="P7"/>
      <table:table table:name="Tabla83" table:style-name="Tabla83">
        <table:table-column table:style-name="Tabla83.A"/>
        <table:table-column table:style-name="Tabla83.B"/>
        <table:table-row table:style-name="Tabla83.1">
          <table:table-cell table:style-name="Tabla83.A1" table:number-columns-spanned="2" office:value-type="string">
            <text:p text:style-name="P16"><text:span text:style-name="T7">CURSO NORMAL (Camino Exitoso)</text:span><text:span text:style-name="T1"> </text:span></text:p>
          </table:table-cell>
          <table:covered-table-cell/>
        </table:table-row>
        <table:table-row table:style-name="Tabla83.1">
          <table:table-cell table:style-name="Tabla83.A2" office:value-type="string">
            <text:p text:style-name="P8">Usuario</text:p>
          </table:table-cell>
          <table:table-cell table:style-name="Tabla83.A1" office:value-type="string">
            <text:p text:style-name="P8">Sistema</text:p>
          </table:table-cell>
        </table:table-row>
        <table:table-row table:style-name="Tabla83.3">
          <table:table-cell table:style-name="Tabla83.A2" office:value-type="string">
            <text:p text:style-name="P10"/>
          </table:table-cell>
          <table:table-cell table:style-name="Tabla83.A1" office:value-type="string">
            <text:list xml:id="list12485609432" text:style-name="L1">
              <text:list-header>
                <text:p text:style-name="P20">1. El sistema presenta al líder un formulario con los campos nombre, observación, y una lista de permisos.</text:p>
              </text:list-header>
            </text:list>
          </table:table-cell>
        </table:table-row>
        <table:table-row table:style-name="Tabla83.3">
          <table:table-cell table:style-name="Tabla83.A4" office:value-type="string">
            <text:p text:style-name="P14">2. El líder ingresa el nombre.</text:p>
          </table:table-cell>
          <table:table-cell table:style-name="Tabla83.B4" office:value-type="string">
            <text:p text:style-name="P11"/>
          </table:table-cell>
        </table:table-row>
        <table:table-row table:style-name="Tabla83.3">
          <table:table-cell table:style-name="Tabla83.A4" office:value-type="string">
            <text:p text:style-name="P14">3. El líder selecciona uno o más permisos.</text:p>
          </table:table-cell>
          <table:table-cell table:style-name="Tabla83.B4" office:value-type="string">
            <text:p text:style-name="P11"/>
          </table:table-cell>
        </table:table-row>
        <table:table-row table:style-name="Tabla83.3">
          <table:table-cell table:style-name="Tabla83.A4" office:value-type="string">
            <text:p text:style-name="P15">4. El líder selecciona la opción “Guardar”.</text:p>
          </table:table-cell>
          <table:table-cell table:style-name="Tabla83.B4" office:value-type="string">
            <text:p text:style-name="P12">5. El sistema verifica que los datos requeridos fueron ingresados.</text:p>
          </table:table-cell>
        </table:table-row>
        <table:table-row table:style-name="Tabla83.3">
          <table:table-cell table:style-name="Tabla83.A4" office:value-type="string">
            <text:p text:style-name="P13"/>
          </table:table-cell>
          <table:table-cell table:style-name="Tabla83.B4" office:value-type="string">
            <text:p text:style-name="P11">6. El sistema verifica que el nombre del rol sea único en el proyecto.</text:p>
          </table:table-cell>
        </table:table-row>
        <table:table-row table:style-name="Tabla83.3">
          <table:table-cell table:style-name="Tabla83.A4" office:value-type="string">
            <text:p text:style-name="P10"/>
          </table:table-cell>
          <table:table-cell table:style-name="Tabla83.B4" office:value-type="string">
            <text:p text:style-name="P12">7. El sistema registra el usuario, la fecha, y hora de creación.</text:p>
          </table:table-cell>
        </table:table-row>
        <table:table-row table:style-name="Tabla83.3">
          <table:table-cell table:style-name="Tabla83.A4" office:value-type="string">
            <text:p text:style-name="P10"/>
          </table:table-cell>
          <table:table-cell table:style-name="Tabla83.B4" office:value-type="string">
            <text:p text:style-name="P11">8. Los datos son almacenados, el sistema despliega el mensaje “La operación se realizó con éxito”. Se limpian los campos.</text:p>
          </table:table-cell>
        </table:table-row>
        <table:table-row table:style-name="Tabla83.3">
          <table:table-cell table:style-name="Tabla83.A4" office:value-type="string">
            <text:p text:style-name="P13">9. El administrador selecciona la opción “Salir”.</text:p>
          </table:table-cell>
          <table:table-cell table:style-name="Tabla83.B4" office:value-type="string">
            <text:p text:style-name="P12">10. El sistema invoca al <text:span text:style-name="T2">CU AdministrarRoles</text:span>.</text:p>
          </table:table-cell>
        </table:table-row>
      </table:table>
      <text:p text:style-name="P5"/>
      <text:p text:style-name="P5"/>
      <table:table table:name="Tabla84" table:style-name="Tabla84">
        <table:table-column table:style-name="Tabla84.A"/>
        <table:table-row table:style-name="Tabla84.1">
          <table:table-cell table:style-name="Tabla84.A1" office:value-type="string">
            <text:p text:style-name="P8">ALTERNATIVAS (Camino exitoso)</text:p>
          </table:table-cell>
        </table:table-row>
        <table:table-row table:style-name="Tabla84.1">
          <table:table-cell table:style-name="Tabla84.A1" office:value-type="string">
            <text:list xml:id="list600926751" text:style-name="WW8Num8">
              <text:list-item>
                <text:p text:style-name="P22"><text:s/>Continuar</text:p>
                <text:p text:style-name="P21">En el paso 10, el líder ingresa los datos para un nuevo usuario.</text:p>
              </text:list-item>
            </text:list>
          </table:table-cell>
        </table:table-row>
      </table:table>
      <text:p text:style-name="P4"/>
      <table:table table:name="Tabla85" table:style-name="Tabla85">
        <table:table-column table:style-name="Tabla85.A"/>
        <table:table-row table:style-name="Tabla85.1">
          <table:table-cell table:style-name="Tabla85.A1" office:value-type="string">
            <text:p text:style-name="P8">EXCEPCIONES</text:p>
          </table:table-cell>
        </table:table-row>
        <table:table-row table:style-name="Tabla85.1">
          <table:table-cell table:style-name="Tabla85.A1" office:value-type="string">
            <text:list xml:id="list166825624" text:continue-numbering="true" text:style-name="WW8Num8">
              <text:list-header>
                <text:p text:style-name="P23">E1.&lt;Datos no ingresados&gt;</text:p>
              </text:list-header>
            </text:list>
            <text:p text:style-name="P17">En el paso 6, si los datos requeridos no fueron ingresados, el sistema despliega el mensaje “Datos requeridos no ingresados”.</text:p>
            <text:list xml:id="list1008086606" text:continue-numbering="true" text:style-name="WW8Num8">
              <text:list-header>
                <text:p text:style-name="P23">E2.&lt;Nombre de rol duplicado&gt;</text:p>
              </text:list-header>
            </text:list>
            <text:p text:style-name="P18">En el paso 5, si el nombre de rol ingresado no es único en el proyecto, el sistema despliega el mensaje “El nombre de rol debe ser único”.</text:p>
          </table:table-cell>
        </table:table-row>
      </table:table>
      <text:p text:style-name="P4"/>
      <text:p text:style-name="P2"/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3">Asociaciones de Extensión: </text:p>
          </table:table-cell>
        </table:table-row>
        <table:table-row table:style-name="Table25.2">
          <table:table-cell table:style-name="Table25.A1" office:value-type="string">
            <text:p text:style-name="P3">Asociaciones de Inclusión: <text:span text:style-name="T9">AdministrarRoles</text:span></text:p>
          </table:table-cell>
        </table:table-row>
        <table:table-row table:style-name="Table25.1">
          <table:table-cell table:style-name="Table25.A1" office:value-type="string">
            <text:p text:style-name="P3">Casos de Uso donde se incluye: </text:p>
          </table:table-cell>
        </table:table-row>
        <table:table-row table:style-name="Table25.1">
          <table:table-cell table:style-name="Table25.A1" office:value-type="string">
            <text:p text:style-name="P3">Casos de Uso al que extiende: <text:span text:style-name="T9">AdministrarRoles</text:span></text:p>
          </table:table-cell>
        </table:table-row>
        <table:table-row table:style-name="Table25.1">
          <table:table-cell table:style-name="Table25.A1" office:value-type="string">
            <text:p text:style-name="P3">Caso de Uso de Generalización: </text:p>
          </table:table-cell>
        </table:table-row>
        <table:table-row table:style-name="Table25.1">
          <table:table-cell table:style-name="Table25.A6" office:value-type="string">
            <text:p text:style-name="P3">Requerimientos Funcionales Asociados: 32-39</text:p>
          </table:table-cell>
        </table:table-row>
      </table:table>
      <text:p text:style-name="P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eta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 style:master-page-name="">
      <style:paragraph-properties style:page-number="auto" fo:background-color="transparent">
        <style:tab-stops>
          <style:tab-stop style:position="1.588cm"/>
        </style:tab-stops>
        <style:background-image/>
      </style:paragraph-properties>
      <style:text-properties fo:color="#000000" style:font-name="Times New Roman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color="#000000" fo:font-style="normal" fo:font-weight="bold" fo:background-color="transparent" style:font-size-asian="10.5pt" style:font-style-asian="normal" style:font-weight-asian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/>
      </text:list-level-style-number>
      <text:list-level-style-number text:level="2" text:style-name="WW8Num8z0" style:num-prefix="A" style:num-format="1" text:display-levels="2">
        <style:list-level-properties text:space-before="0.701cm" text:min-label-width="0.497cm"/>
      </text:list-level-style-number>
      <text:list-level-style-number text:level="3" text:style-name="WW8Num8z0" style:num-prefix="A" style:num-format="1" text:display-levels="3">
        <style:list-level-properties text:space-before="1.7cm"/>
      </text:list-level-style-number>
      <text:list-level-style-number text:level="4" text:style-name="WW8Num8z0" style:num-prefix="A" style:num-format="1" text:display-levels="4">
        <style:list-level-properties text:space-before="1.499cm"/>
      </text:list-level-style-number>
      <text:list-level-style-number text:level="5" text:style-name="WW8Num8z0" style:num-prefix="A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15:18:55</meta:creation-date>
    <dc:date>2014-03-16T21:22:12</dc:date>
    <meta:editing-duration>PT40M3S</meta:editing-duration>
    <meta:editing-cycles>16</meta:editing-cycles>
    <meta:generator>LibreOffice/3.5$Linux_x86 LibreOffice_project/350m1$Build-2</meta:generator>
    <dc:creator>Roque Vera</dc:creator>
    <meta:document-statistic meta:table-count="5" meta:image-count="0" meta:object-count="0" meta:page-count="1" meta:paragraph-count="34" meta:word-count="269" meta:character-count="1652" meta:non-whitespace-character-count="1412"/>
  </office:meta>
</office:document-meta>
</file>